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01cm" style:rel-column-width="13106*"/>
    </style:style>
    <style:style style:name="Таблица1.B" style:family="table-column">
      <style:table-column-properties style:column-width="3.401cm" style:rel-column-width="1310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1" style:family="table-row">
      <style:table-row-properties style:min-row-height="0.9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P1" style:family="paragraph" style:parent-style-name="Heading_20_1">
      <style:text-properties officeooo:rsid="00077cab" officeooo:paragraph-rsid="00077cab"/>
    </style:style>
    <style:style style:name="P2" style:family="paragraph" style:parent-style-name="Standard">
      <style:text-properties officeooo:rsid="00048d33" officeooo:paragraph-rsid="00048d33"/>
    </style:style>
    <style:style style:name="P3" style:family="paragraph" style:parent-style-name="Standard">
      <style:text-properties officeooo:paragraph-rsid="00048d33"/>
    </style:style>
    <style:style style:name="P4" style:family="paragraph" style:parent-style-name="Standard">
      <style:text-properties fo:font-size="14pt" officeooo:rsid="000470dd" officeooo:paragraph-rsid="000470dd" style:font-size-asian="14pt" style:font-size-complex="14pt"/>
    </style:style>
    <style:style style:name="P5" style:family="paragraph" style:parent-style-name="Standard">
      <style:text-properties fo:font-size="14pt" officeooo:rsid="00048d33" officeooo:paragraph-rsid="00048d33" style:font-size-asian="14pt" style:font-size-complex="14pt"/>
    </style:style>
    <style:style style:name="P6" style:family="paragraph" style:parent-style-name="Table_20_Contents">
      <style:text-properties officeooo:rsid="0004f365" officeooo:paragraph-rsid="0004f365"/>
    </style:style>
    <style:style style:name="P7" style:family="paragraph" style:parent-style-name="Table_20_Contents">
      <style:text-properties officeooo:rsid="0005e15f" officeooo:paragraph-rsid="0005e15f"/>
    </style:style>
    <style:style style:name="P8" style:family="paragraph" style:parent-style-name="Text_20_body">
      <style:text-properties officeooo:rsid="0004f365" officeooo:paragraph-rsid="0004f365"/>
    </style:style>
    <style:style style:name="P9" style:family="paragraph" style:parent-style-name="Text_20_body">
      <style:text-properties officeooo:rsid="0005e15f" officeooo:paragraph-rsid="0005e15f"/>
    </style:style>
    <style:style style:name="P10" style:family="paragraph" style:parent-style-name="Text_20_body">
      <style:text-properties officeooo:paragraph-rsid="0005e15f"/>
    </style:style>
    <style:style style:name="P11" style:family="paragraph" style:parent-style-name="Text_20_body">
      <style:text-properties officeooo:rsid="00077cab" officeooo:paragraph-rsid="00077cab"/>
    </style:style>
    <style:style style:name="P12" style:family="paragraph" style:parent-style-name="Text_20_body">
      <style:text-properties officeooo:rsid="000812ff" officeooo:paragraph-rsid="000812ff"/>
    </style:style>
    <style:style style:name="P13" style:family="paragraph" style:parent-style-name="Text_20_body">
      <style:text-properties officeooo:rsid="000901c1" officeooo:paragraph-rsid="000901c1"/>
    </style:style>
    <style:style style:name="T1" style:family="text">
      <style:text-properties officeooo:rsid="00048d33"/>
    </style:style>
    <style:style style:name="T2" style:family="text">
      <style:text-properties style:text-position="sub 58%"/>
    </style:style>
    <style:style style:name="T3" style:family="text">
      <style:text-properties style:text-position="sub 58%" fo:font-size="14pt" officeooo:rsid="00048d33" style:font-size-asian="14pt" style:font-size-complex="14pt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size="14pt" style:font-size-asian="14pt" style:font-size-complex="14pt"/>
    </style:style>
    <style:style style:name="T8" style:family="text">
      <style:text-properties style:text-position="super 58%" fo:font-size="14pt" officeooo:rsid="00048d33" style:font-size-asian="14pt" style:font-size-complex="14pt"/>
    </style:style>
    <style:style style:name="T9" style:family="text">
      <style:text-properties style:text-position="0% 100%" fo:font-size="14pt" officeooo:rsid="00048d33" style:font-size-asian="14pt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048d33" style:font-size-asian="14pt" style:font-size-complex="14pt"/>
    </style:style>
    <style:style style:name="T12" style:family="text">
      <style:text-properties officeooo:rsid="0005e15f"/>
    </style:style>
    <style:style style:name="T13" style:family="text">
      <style:text-properties officeooo:rsid="000901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Позиционные и непозиционные системы счисления</text:p>
      <text:p text:style-name="P4">Главный пример позиционной системы счисления — арабская, где значение цифры зависит от позиции в числе.</text:p>
      <text:p text:style-name="P4">Главное число, характеризующее позиционную систему, — n — её основание — <text:span text:style-name="T1">количество цифр, используемых для записи числа. Обычно используется целое число, большее единицы. </text:span></text:p>
      <text:p text:style-name="P5">Число: A = a<text:span text:style-name="T2">m-1</text:span>a<text:span text:style-name="T2">m-2</text:span>...a<text:span text:style-name="T2">k</text:span>...a<text:span text:style-name="T2">0</text:span>,a<text:span text:style-name="T2">-1</text:span>...a<text:span text:style-name="T2">-l</text:span></text:p>
      <text:p text:style-name="P3"><text:span text:style-name="T11">(A)</text:span><text:span text:style-name="T3">N</text:span><text:span text:style-name="T11"> = a</text:span><text:span text:style-name="T3">m-1</text:span><text:span text:style-name="T10">N</text:span><text:span text:style-name="T8">m-1</text:span>+<text:span text:style-name="T11">a</text:span><text:span text:style-name="T3">m-2</text:span><text:span text:style-name="T9">N</text:span><text:span text:style-name="T8">m-2</text:span><text:span text:style-name="T11">...a</text:span><text:span text:style-name="T3">k</text:span><text:span text:style-name="T11">...a</text:span><text:span text:style-name="T3">0</text:span><text:span text:style-name="T9">N</text:span><text:span text:style-name="T8">0</text:span>+<text:span text:style-name="T11">a</text:span><text:span text:style-name="T3">-1</text:span><text:span text:style-name="T11">N</text:span><text:span text:style-name="T8">-1</text:span><text:span text:style-name="T11">+...+a</text:span><text:span text:style-name="T3">-l</text:span><text:span text:style-name="T10">N</text:span><text:span text:style-name="T7">-</text:span><text:span text:style-name="T8">l</text:span></text:p>
      <text:p text:style-name="P2">Для хранения и обработки данных в ЭВМ используется двоичная система, так как она требует наименьшего количества аппаратуры по сравнению с другими системами.</text:p>
      <text:p text:style-name="P2">Существует два универсальных алгоритма перевода систем счисления.</text:p>
      <text:h text:style-name="Heading_20_3" text:outline-level="3">Первый алгоритм</text:h>
      <text:p text:style-name="P2">1) Первый алгоритм заключается в последовательном делении целой части числа и образующихся целых частных на основание новой системы счисления, записанное в исходной системе счисления, и в последующем умноэении дробной части и дробных частей получающихся произведений на то же основание, записанное в исходной системе счисления.</text:p>
      <text:p text:style-name="P2">Перевод целой части. При переводе целой части получающиеся в процессе последовательного деления остатки представляют цифры целой части числа в новой системе счислния, записанные цифрами исходной системы счисления. Последний остаток является старшей цифрой.</text:p>
      <text:p text:style-name="P2">Перевод дробной части. Целые части чисел, получающихся при умножении, не участвуют в последующих умножениях….</text:p>
      <text:h text:style-name="Heading_20_3" text:outline-level="3">Второй алгоритм</text:h>
      <text:p text:style-name="Standard"><text:span text:style-name="T1">2) Второй алгоритм предполагает запись числа по формуле </text:span><text:span text:style-name="T11">(A)</text:span><text:span text:style-name="T3">N</text:span><text:span text:style-name="T11"> = a</text:span><text:span text:style-name="T3">m-1</text:span><text:span text:style-name="T11">N</text:span><text:span text:style-name="T8">m-1</text:span><text:span text:style-name="T1">+</text:span><text:span text:style-name="T11">a</text:span><text:span text:style-name="T3">m-2</text:span><text:span text:style-name="T9">N</text:span><text:span text:style-name="T8">m-2</text:span><text:span text:style-name="T11">...a</text:span><text:span text:style-name="T3">k</text:span><text:span text:style-name="T11">...a</text:span><text:span text:style-name="T3">0</text:span><text:span text:style-name="T9">N</text:span><text:span text:style-name="T8">0</text:span><text:span text:style-name="T1">+</text:span><text:span text:style-name="T11">a</text:span><text:span text:style-name="T3">-1</text:span><text:span text:style-name="T11">N</text:span><text:span text:style-name="T8">-1</text:span><text:span text:style-name="T11">+...+a</text:span><text:span text:style-name="T3">-l</text:span><text:span text:style-name="T11">N</text:span><text:span text:style-name="T8">-l</text:span>, <text:span text:style-name="T1">после чего слагаемые переводятся в целевую систему счисления.</text:span></text:p>
      <text:p text:style-name="Standard"/>
      <text:h text:style-name="Heading_20_2" text:outline-level="2">Формы представления чисел в ЭВМ</text:h>
      <text:h text:style-name="Heading_20_3" text:outline-level="3">Триггер и регистр</text:h>
      <text:p text:style-name="P8">Разряд двоичного числа представляется некоторым техническим устройством, например, <text:span text:style-name="T5">триггером</text:span>, двумм различным состояниям которого приписываются значения 0 и 1. Группа таких устройств, предназначенная для представления в машине многоразрядного числа, называется <text:span text:style-name="T5">регистром</text:span>.</text:p>
      <text:h text:style-name="Heading_20_3" text:outline-level="3">Структура двоичного регистра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B"/>
        <table:table-column table:style-name="Таблица1.A"/>
        <table:table-row>
          <table:table-cell table:style-name="Таблица1.A1" office:value-type="string">
            <text:p text:style-name="P6">n-1</text:p>
          </table:table-cell>
          <table:table-cell table:style-name="Таблица1.A1" office:value-type="string">
            <text:p text:style-name="P6">n-2</text:p>
          </table:table-cell>
          <table:table-cell table:style-name="Таблица1.A1" office:value-type="string">
            <text:p text:style-name="Table_20_Contents">...</text:p>
          </table:table-cell>
          <table:table-cell table:style-name="Таблица1.A1" office:value-type="string">
            <text:p text:style-name="P6">1</text:p>
          </table:table-cell>
          <table:table-cell table:style-name="Таблица1.E1" office:value-type="string">
            <text:p text:style-name="P6">0</text:p>
          </table:table-cell>
        </table:table-row>
      </table:table>
      <text:p text:style-name="P8">Количество разряда определяет точность представления.</text:p>
      <text:p text:style-name="P8"><text:soft-page-break/>Применяются две основные формы представления чисел: полулогарифмическая с плавающей запятой и естественная с фиксированным положением запятой.</text:p>
      <text:p text:style-name="P8">С фикс запятой положение запятой определяется в определённом <text:s/>месте относительно разрядов числа и сохраняется неизменным для всех чисел, изображаемых в данной разрядной сетке. Обычно запятая фиксируется перед старшим разрядом или после младшего. В первом случае в разрядной сетке могут быть представлены только числа, которые по модулю меньше 1, во втором — только целые числа.</text:p>
      <text:p text:style-name="P8"/>
      <text:p text:style-name="P9">С плавающей запятой число имеет вид A = m * Np, где N — основание системы счисления, p — целое число (порядок числа A), m — мантисса числа A (|m| &lt; 1)</text:p>
      <text:p text:style-name="P9">Разрядная система делится на:</text:p>
      <table:table table:name="Таблица2" table:style-name="Таблица2">
        <table:table-column table:style-name="Таблица2.A" table:number-columns-repeated="3"/>
        <table:table-row table:style-name="Таблица2.1">
          <table:table-cell table:style-name="Таблица2.A1" office:value-type="string">
            <text:p text:style-name="P7">Разряд</text:p>
          </table:table-cell>
          <table:table-cell table:style-name="Таблица2.A1" office:value-type="string">
            <text:p text:style-name="P7">Порядок</text:p>
          </table:table-cell>
          <table:table-cell table:style-name="Таблица2.C1" office:value-type="string">
            <text:p text:style-name="P7">Мантисса</text:p>
          </table:table-cell>
        </table:table-row>
      </table:table>
      <text:p text:style-name="P9"/>
      <text:h text:style-name="Heading_20_3" text:outline-level="3">Нормализованные числа</text:h>
      <text:p text:style-name="P9">Двоичное число называется нормализованным, если его мантисса удовлетворяет неравенству ½ &lt;= | m | &lt; 1</text:p>
      <text:p text:style-name="P9">Нормализованное представление чисел позволяет сохранить в разрядной сетке большее количество значащих цифр и, следовательно, повышает точность вычислений. Однако современные ЭВМ позволяют, при необходимости, выполнять операции также и над ненормализованными числами.</text:p>
      <text:h text:style-name="Heading_20_3" text:outline-level="3">Прямой код</text:h>
      <text:p text:style-name="P9">Для кодирования знака двоичного числа используется старший («знаковый») разряд. При этом ноль соответствует плюсу, единица — минусу. Такая форма представления числа называется прямым кодом.</text:p>
      <text:p text:style-name="P9">Bvttn dbl^</text:p>
      <text:p text:style-name="P10"><text:span text:style-name="T12">|A|</text:span><text:span text:style-name="T4">np</text:span><text:span text:style-name="T12"> = A, если A &gt;= 0</text:span></text:p>
      <text:p text:style-name="P9">|A|<text:span text:style-name="T2">np</text:span> = 1 — A, если A &lt; 0</text:p>
      <text:p text:style-name="P9">Пример:</text:p>
      <text:p text:style-name="P9">A=0,110111 <text:s/>→ [A]<text:span text:style-name="T2">np</text:span> = 0,1101111</text:p>
      <text:p text:style-name="P9">A=-0,110111 → [A]<text:span text:style-name="T2">np</text:span> = 1,1101111</text:p>
      <text:p text:style-name="P9">Прямой код целого числа:</text:p>
      <text:p text:style-name="P10"><text:soft-page-break/><text:span text:style-name="T12">|A|</text:span><text:span text:style-name="T4">np</text:span><text:span text:style-name="T12"> = A, если A &gt;= 0</text:span></text:p>
      <text:p text:style-name="P9">|A|<text:span text:style-name="T2">np</text:span> = 10<text:span text:style-name="T2">2</text:span><text:span text:style-name="T6">n-1</text:span> — A, если A &lt; 0</text:p>
      <text:p text:style-name="P11">A = 110111 → [A]np = 00110111</text:p>
      <text:p text:style-name="P11">A = -110111 → [A]np = 10000000 - (-110111)</text:p>
      <text:h text:style-name="Heading_20_3" text:outline-level="3">Дополнительный и обратный коды</text:h>
      <text:p text:style-name="P11">[А]доп = 10 + А</text:p>
      <text:p text:style-name="P11">[А]обр = 10 — 10<text:span text:style-name="T6">-(n-1)</text:span> + A</text:p>
      <text:p text:style-name="P11">При n = 8</text:p>
      <text:p text:style-name="P11">A = -0,1100001 → [A]доп = 10 + (-0,1100001) = 1,0011111</text:p>
      <text:p text:style-name="P11">[A]обр = 10 — 10<text:span text:style-name="T6">-7</text:span> <text:s/>……</text:p>
      <text:p text:style-name="P11">Для целых чисел:</text:p>
      <text:p text:style-name="P11">[A]доп = 10<text:span text:style-name="T6">n</text:span> + A</text:p>
      <text:p text:style-name="P11">[A]обр = 10<text:span text:style-name="T6">n</text:span> - 1 + A</text:p>
      <text:p text:style-name="P11">A = -1100001 → [A]доп = 100000000 + (-1100001) = 10011111</text:p>
      <text:p text:style-name="P11">[A]обр = <text:s/>100000000 — 1 + (-1100001)</text:p>
      <text:p text:style-name="P11">Правила образования кодов</text:p>
      <text:p text:style-name="P11">В обратном коде отрицательного числа в знаковом разряде ставим единицу, а все цифровые разряды инвертируем.</text:p>
      <text:p text:style-name="P11">В дополнительном коде к обратному добавляем единицу.</text:p>
      <text:p text:style-name="P11">Интерпретация результата: если в результате сложения знаковый разряд равен нулю, то получено положительное число в прямом коде. Иначе получен отрицательный результат в обратном или дополнительном коде.</text:p>
      <text:h text:style-name="P1" text:outline-level="1">Динамическая структура алгоритма</text:h>
      <text:p text:style-name="P11">Каждый алгоритм имеет статическую и динамическую структуру.</text:p>
      <text:p text:style-name="P11">Статическая структура описывается блок-схемой, словами или как-либо иначе, главное — оно статично, постоянно и не зависит от введённых переменных</text:p>
      <text:p text:style-name="P11">Динамическая струтура — конкретная последовательность. Все используемые переменные находятся в каких-либо отношениях. Программа считается решённой, когда программа находится в требуемом состоянии вычисления.</text:p>
      <text:p text:style-name="P12"><text:soft-page-break/>Простейшие операторы — присваивание <text:span text:style-name="T13">(в т. ч. ввод)</text:span>, пустой <text:span text:style-name="T13">(в т. ч. вывод).</text:span></text:p>
      <text:p text:style-name="P13">Композиция решений — составной оператор (фигурные скобки), оператор ветвления (условный, switch и тернарный) и циклы (с постусловием и предусловием (for и while)).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2:12:24.215296703</meta:creation-date>
    <dc:date>2023-11-21T13:28:10.409917648</dc:date>
    <meta:editing-duration>PT1H15M44S</meta:editing-duration>
    <meta:editing-cycles>7</meta:editing-cycles>
    <meta:generator>LibreOffice/7.6.2.1$Linux_X86_64 LibreOffice_project/60$Build-1</meta:generator>
    <meta:document-statistic meta:table-count="2" meta:image-count="0" meta:object-count="0" meta:page-count="4" meta:paragraph-count="67" meta:word-count="680" meta:character-count="4886" meta:non-whitespace-character-count="4250"/>
  </office:meta>
</office:document-meta>
</file>